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03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92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1.538cm"/>
    </style:style>
    <style:style style:name="Table1.27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bf4be3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1663ec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20719f" officeooo:paragraph-rsid="0320719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d26ef3" officeooo:paragraph-rsid="0088cc3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53c99" officeooo:paragraph-rsid="03c53c9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3e4ea5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65ebf" officeooo:paragraph-rsid="03db4da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b4da1" officeooo:paragraph-rsid="03db4da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04ee0e" officeooo:paragraph-rsid="0411764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0667a6" officeooo:paragraph-rsid="0410833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0ac0b2" officeooo:paragraph-rsid="040ac0b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5ae34d" officeooo:paragraph-rsid="039702c6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5266e" officeooo:paragraph-rsid="03c53c99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377ad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8a1488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5cccd5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412b1c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663ec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fb4a57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a64526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8d7e9c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ae6a5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c79c31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0452824" officeooo:paragraph-rsid="018d7e9c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15266e" officeooo:paragraph-rsid="03c53c99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d65ebf" officeooo:paragraph-rsid="03db4da1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db4da1" officeooo:paragraph-rsid="03db4da1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normal" officeooo:rsid="03e2da98" officeooo:paragraph-rsid="03e2da9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officeooo:paragraph-rsid="018d7e9c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1c3c5ca" officeooo:paragraph-rsid="038a1488" fo:background-color="#ffffff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Liberation Serif" fo:font-size="12pt" fo:font-weight="normal" officeooo:rsid="0404ee0e" officeooo:paragraph-rsid="0407144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5266e" officeooo:paragraph-rsid="03c53c99" fo:background-color="#fffff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79c31" officeooo:paragraph-rsid="03c79c31" fo:background-color="#ffffff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bf4be3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3bf4be3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3a3f0b6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normal" officeooo:paragraph-rsid="03a3f0b6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1c3c5ca" officeooo:paragraph-rsid="038a1488" fo:background-color="#ffffff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88615f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8ce577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88615f" officeooo:paragraph-rsid="0388615f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8ce577" officeooo:paragraph-rsid="038ce577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95a4b4" officeooo:paragraph-rsid="0395a4b4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2ec5a00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0ac0b2" officeooo:paragraph-rsid="040ac0b2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ec5a00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925736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2fea413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18d7e9c" style:font-size-asian="12pt" style:font-weight-asian="normal" style:font-size-complex="12pt" style:font-weight-complex="normal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weight="bold" style:font-weight-asian="bold" style:font-weight-complex="bold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9b38de" style:font-size-asian="10pt" style:font-weight-asian="bold" style:font-size-complex="10pt" style:font-weight-complex="bold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ec5a00" style:font-size-asian="10pt" style:font-weight-asian="bold" style:font-size-complex="10pt" style:font-weight-complex="bold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a3f0b6" style:font-size-asian="10pt" style:font-weight-asian="bold" style:font-size-complex="10pt" style:font-weight-complex="bold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P7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20719f" officeooo:paragraph-rsid="03ae6a5e" style:font-size-asian="10pt" style:font-weight-asian="bold" style:font-size-complex="10pt" style:font-weight-complex="bold"/>
    </style:style>
    <style:style style:name="P7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c79c31" officeooo:paragraph-rsid="03c79c31" fo:background-color="#ffffff" style:font-size-asian="10pt" style:font-weight-asian="bold" style:font-size-complex="10pt" style:font-weight-complex="bold"/>
    </style:style>
    <style:style style:name="P73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fo:font-weight="bold" officeooo:rsid="01739435" officeooo:paragraph-rsid="03a64526" style:font-weight-asian="bold" style:font-weight-complex="bold"/>
    </style:style>
    <style:style style:name="P74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387abd8" style:font-size-asian="12pt" style:font-weight-asian="bold" style:font-size-complex="12pt" style:font-weight-complex="bold"/>
    </style:style>
    <style:style style:name="P78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79" style:family="paragraph" style:parent-style-name="Text_20_body">
      <style:text-properties style:font-name="Liberation Serif" fo:font-size="12pt" fo:language="en" fo:country="US" officeooo:paragraph-rsid="03925736" style:font-size-asian="12pt" style:font-size-complex="12pt"/>
    </style:style>
    <style:style style:name="P80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81" style:family="paragraph" style:parent-style-name="Text_20_body">
      <style:text-properties style:font-name="Liberation Serif" fo:font-size="12pt" style:font-size-asian="12pt" style:font-size-complex="12pt"/>
    </style:style>
    <style:style style:name="P82" style:family="paragraph" style:parent-style-name="Text_20_body">
      <style:text-properties style:font-name="Liberation Serif" fo:font-size="12pt" fo:font-weight="normal" officeooo:rsid="0312e364" officeooo:paragraph-rsid="0312e364" style:font-size-asian="12pt" style:font-weight-asian="normal" style:font-size-complex="12pt" style:font-weight-complex="normal"/>
    </style:style>
    <style:style style:name="P83" style:family="paragraph" style:parent-style-name="Text_20_body">
      <style:text-properties style:font-name="Liberation Serif" fo:font-size="12pt" fo:font-weight="normal" officeooo:rsid="03d6e303" officeooo:paragraph-rsid="03d6e303" style:font-size-asian="12pt" style:font-weight-asian="normal" style:font-size-complex="12pt" style:font-weight-complex="normal"/>
    </style:style>
    <style:style style:name="P84" style:family="paragraph" style:parent-style-name="Text_20_body">
      <style:text-properties fo:font-weight="normal" officeooo:paragraph-rsid="03a88488" style:font-weight-asian="normal" style:font-weight-complex="normal"/>
    </style:style>
    <style:style style:name="P85" style:family="paragraph" style:parent-style-name="Text_20_body">
      <style:text-properties fo:font-weight="normal" officeooo:paragraph-rsid="03bf6d31" style:font-weight-asian="normal" style:font-weight-complex="normal"/>
    </style:style>
    <style:style style:name="P86" style:family="paragraph" style:parent-style-name="Text_20_body">
      <style:text-properties officeooo:paragraph-rsid="03bb432f"/>
    </style:style>
    <style:style style:name="P87" style:family="paragraph" style:parent-style-name="Text_20_body">
      <style:text-properties officeooo:paragraph-rsid="03bc0f50"/>
    </style:style>
    <style:style style:name="P88" style:family="paragraph" style:parent-style-name="Text_20_body">
      <style:text-properties officeooo:paragraph-rsid="03c53c99"/>
    </style:style>
    <style:style style:name="P89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0" style:family="paragraph" style:parent-style-name="Heading_20_2">
      <style:text-properties style:font-name="Liberation Serif" fo:font-size="12pt" style:font-size-asian="12pt" style:font-size-complex="12pt"/>
    </style:style>
    <style:style style:name="P91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92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93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94" style:family="paragraph" style:parent-style-name="Standard">
      <style:paragraph-properties fo:margin-top="0cm" fo:margin-bottom="0.499cm" loext:contextual-spacing="false"/>
      <style:text-properties officeooo:paragraph-rsid="010f1a39"/>
    </style:style>
    <style:style style:name="P95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96" style:family="paragraph" style:parent-style-name="Preformatted_20_Text">
      <style:paragraph-properties fo:margin-top="0cm" fo:margin-bottom="0.499cm" loext:contextual-spacing="false"/>
    </style:style>
    <style:style style:name="P97" style:family="paragraph" style:parent-style-name="Preformatted_20_Text">
      <style:paragraph-properties fo:margin-top="0cm" fo:margin-bottom="0.499cm" loext:contextual-spacing="false"/>
      <style:text-properties style:font-name="Liberation Mono" fo:font-weight="bold" style:font-weight-asian="bold" style:font-weight-complex="bold"/>
    </style:style>
    <style:style style:name="P98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99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00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02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03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104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5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106" style:family="paragraph" style:parent-style-name="Preformatted_20_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07" style:family="paragraph" style:parent-style-name="Preformatted_20_Text">
      <style:text-properties style:font-name="Liberation Mono" fo:font-size="10pt" fo:font-weight="bold" officeooo:paragraph-rsid="03db4da1" style:font-size-asian="10pt" style:font-weight-asian="bold" style:font-size-complex="10pt" style:font-weight-complex="bold"/>
    </style:style>
    <style:style style:name="P108" style:family="paragraph" style:parent-style-name="Preformatted_20_Text">
      <style:text-properties style:font-name="Liberation Mono" fo:font-weight="bold" style:font-weight-asian="bold" style:font-weight-complex="bold"/>
    </style:style>
    <style:style style:name="P109" style:family="paragraph" style:parent-style-name="Preformatted_20_Text">
      <style:text-properties style:font-name="Liberation Mono" fo:font-weight="bold" officeooo:paragraph-rsid="03ae6a5e" style:font-weight-asian="bold" style:font-weight-complex="bold"/>
    </style:style>
    <style:style style:name="P110" style:family="paragraph" style:parent-style-name="Preformatted_20_Text">
      <style:text-properties fo:font-weight="bold" officeooo:rsid="03fffde4" officeooo:paragraph-rsid="03fffde4" style:font-weight-asian="bold" style:font-weight-complex="bold"/>
    </style:style>
    <style:style style:name="P111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12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398c594" style:font-size-asian="12pt" style:font-size-complex="12pt"/>
    </style:style>
    <style:style style:name="P113" style:family="paragraph" style:parent-style-name="Preformatted_20_Text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14" style:family="paragraph" style:parent-style-name="Preformatted_20_Text">
      <style:paragraph-properties fo:margin-top="0cm" fo:margin-bottom="0cm" loext:contextual-spacing="false"/>
      <style:text-properties fo:font-weight="bold" officeooo:paragraph-rsid="03d65ebf" style:font-weight-asian="bold" style:font-weight-complex="bold"/>
    </style:style>
    <style:style style:name="P115" style:family="paragraph" style:parent-style-name="Preformatted_20_Text">
      <style:paragraph-properties fo:margin-top="0cm" fo:margin-bottom="0cm" loext:contextual-spacing="false"/>
      <style:text-properties fo:font-weight="bold" officeooo:rsid="03d65ebf" officeooo:paragraph-rsid="03d65ebf" style:font-weight-asian="bold" style:font-weight-complex="bold"/>
    </style:style>
    <style:style style:name="P116" style:family="paragraph" style:parent-style-name="Standard">
      <style:text-properties officeooo:paragraph-rsid="039dc065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9" style:family="paragraph" style:parent-style-name="Standard" style:list-style-name="L3">
      <style:paragraph-properties fo:margin-top="0cm" fo:margin-bottom="0cm" loext:contextual-spacing="true"/>
      <style:text-properties style:font-name="Liberation Serif" fo:font-size="12pt" fo:font-weight="normal" officeooo:rsid="0393e5a5" officeooo:paragraph-rsid="0393e5a5" style:font-size-asian="12pt" style:font-weight-asian="normal" style:font-size-complex="12pt" style:font-weight-complex="normal"/>
    </style:style>
    <style:style style:name="P120" style:family="paragraph" style:parent-style-name="Standard" style:list-style-name="L3">
      <style:paragraph-properties fo:margin-top="0cm" fo:margin-bottom="0cm" loext:contextual-spacing="true"/>
      <style:text-properties officeooo:paragraph-rsid="0393e5a5"/>
    </style:style>
    <style:style style:name="P121" style:family="paragraph" style:parent-style-name="Table_20_Contents" style:list-style-name="L2">
      <style:paragraph-properties fo:margin-top="0cm" fo:margin-bottom="0cm" loext:contextual-spacing="false" fo:line-height="100%"/>
    </style:style>
    <style:style style:name="P122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23" style:family="paragraph" style:parent-style-name="Text_20_body" style:list-style-name="L4">
      <style:paragraph-properties fo:line-height="100%"/>
    </style:style>
    <style:style style:name="P124" style:family="paragraph" style:parent-style-name="Text_20_body" style:list-style-name="L5"/>
    <style:style style:name="P125" style:family="paragraph" style:parent-style-name="Text_20_body" style:list-style-name="L7"/>
    <style:style style:name="P126" style:family="paragraph" style:parent-style-name="Text_20_body" style:list-style-name="L8"/>
    <style:style style:name="P127" style:family="paragraph" style:parent-style-name="Text_20_body" style:list-style-name="L10"/>
    <style:style style:name="P128" style:family="paragraph" style:parent-style-name="Text_20_body" style:list-style-name="L1">
      <style:paragraph-properties fo:margin-top="0cm" fo:margin-bottom="0cm" loext:contextual-spacing="false"/>
    </style:style>
    <style:style style:name="P129" style:family="paragraph" style:parent-style-name="Text_20_body" style:list-style-name="L6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0" style:family="paragraph" style:parent-style-name="Text_20_body" style:list-style-name="L7">
      <style:paragraph-properties fo:margin-top="0cm" fo:margin-bottom="0cm" loext:contextual-spacing="false"/>
    </style:style>
    <style:style style:name="P131" style:family="paragraph" style:parent-style-name="Text_20_body" style:list-style-name="L9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925736" style:font-weight-asian="bold" style:font-weight-complex="bold"/>
    </style:style>
    <style:style style:name="T4" style:family="text">
      <style:text-properties fo:font-weight="bold" officeooo:rsid="039702c6" style:font-weight-asian="bold" style:font-weight-complex="bold"/>
    </style:style>
    <style:style style:name="T5" style:family="text">
      <style:text-properties fo:font-weight="bold" officeooo:rsid="0399d443" style:font-weight-asian="bold" style:font-weight-complex="bold"/>
    </style:style>
    <style:style style:name="T6" style:family="text">
      <style:text-properties fo:font-weight="bold" officeooo:rsid="00369093" style:font-weight-asian="bold" style:font-weight-complex="bold"/>
    </style:style>
    <style:style style:name="T7" style:family="text">
      <style:text-properties fo:font-weight="bold" officeooo:rsid="0312e364" style:font-weight-asian="bold" style:font-weight-complex="bold"/>
    </style:style>
    <style:style style:name="T8" style:family="text">
      <style:text-properties fo:font-weight="bold" officeooo:rsid="03f27197" style:font-weight-asian="bold" style:font-weight-complex="bold"/>
    </style:style>
    <style:style style:name="T9" style:family="text">
      <style:text-properties fo:font-weight="bold" officeooo:rsid="03f49e41" style:font-weight-asian="bold" style:font-weight-complex="bold"/>
    </style:style>
    <style:style style:name="T10" style:family="text">
      <style:text-properties fo:font-weight="bold" officeooo:rsid="03f9b532" style:font-weight-asian="bold" style:font-weight-complex="bold"/>
    </style:style>
    <style:style style:name="T11" style:family="text">
      <style:text-properties fo:font-weight="bold" officeooo:rsid="03fead26" style:font-weight-asian="bold" style:font-weight-complex="bold"/>
    </style:style>
    <style:style style:name="T12" style:family="text">
      <style:text-properties fo:font-weight="bold" officeooo:rsid="04015141" style:font-weight-asian="bold" style:font-weight-complex="bold"/>
    </style:style>
    <style:style style:name="T13" style:family="text">
      <style:text-properties fo:font-weight="bold" officeooo:rsid="04121ea1" style:font-weight-asian="bold" style:font-weight-complex="bold"/>
    </style:style>
    <style:style style:name="T14" style:family="text">
      <style:text-properties fo:font-weight="bold" officeooo:rsid="01c3c5ca" fo:background-color="#ffffff" loext:char-shading-value="0" style:font-weight-asian="bold" style:font-weight-complex="bold"/>
    </style:style>
    <style:style style:name="T15" style:family="text">
      <style:text-properties fo:font-weight="bold" officeooo:rsid="03fadc6c" fo:background-color="#ffffff" loext:char-shading-value="0" style:font-weight-asian="bold" style:font-weight-complex="bold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fo:font-weight="bold" style:font-size-asian="12pt" style:font-size-complex="12pt"/>
    </style:style>
    <style:style style:name="T19" style:family="text">
      <style:text-properties style:font-name="Liberation Serif" fo:font-size="12pt" fo:font-weight="bold" officeooo:rsid="039047d2" style:font-size-asian="12pt" style:font-size-complex="12pt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language="en" fo:country="US" fo:font-weight="bold" officeooo:rsid="03925736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background-color="#ffffff" loext:char-shading-value="0" style:font-size-asian="12pt" style:font-size-complex="12pt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style:font-name="Liberation Serif" fo:font-weight="bold" officeooo:rsid="03925736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399d443" style:font-weight-asian="normal" style:font-weight-complex="normal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1c3c5ca" fo:background-color="#ffffff" loext:char-shading-value="0"/>
    </style:style>
    <style:style style:name="T32" style:family="text">
      <style:text-properties style:font-weight-asian="bold"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bold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fo:language="en" fo:country="US" fo:font-weight="bold" officeooo:rsid="03d3d7cc" style:font-weight-asian="bold" style:font-weight-complex="bold"/>
    </style:style>
    <style:style style:name="T37" style:family="text">
      <style:text-properties style:font-name="Liberation Mono" fo:font-weight="bold" style:font-weight-asian="bold" style:font-weight-complex="bold"/>
    </style:style>
    <style:style style:name="T38" style:family="text">
      <style:text-properties style:font-name="Liberation Mono" fo:font-weight="bold" officeooo:rsid="0399d443" style:font-weight-asian="bold" style:font-weight-complex="bold"/>
    </style:style>
    <style:style style:name="T39" style:family="text">
      <style:text-properties officeooo:rsid="007743e6"/>
    </style:style>
    <style:style style:name="T40" style:family="text">
      <style:text-properties officeooo:rsid="009ccf87"/>
    </style:style>
    <style:style style:name="T41" style:family="text">
      <style:text-properties officeooo:rsid="01c729e2"/>
    </style:style>
    <style:style style:name="T42" style:family="text">
      <style:text-properties officeooo:rsid="0263684f"/>
    </style:style>
    <style:style style:name="T43" style:family="text">
      <style:text-properties officeooo:rsid="0270a0db"/>
    </style:style>
    <style:style style:name="T44" style:family="text">
      <style:text-properties officeooo:rsid="02befdb2"/>
    </style:style>
    <style:style style:name="T45" style:family="text">
      <style:text-properties officeooo:rsid="00369093"/>
    </style:style>
    <style:style style:name="T46" style:family="text">
      <style:text-properties officeooo:rsid="0198a170"/>
    </style:style>
    <style:style style:name="T47" style:family="text">
      <style:text-properties officeooo:rsid="01a0b5ab"/>
    </style:style>
    <style:style style:name="T48" style:family="text">
      <style:text-properties officeooo:rsid="019f26e1"/>
    </style:style>
    <style:style style:name="T49" style:family="text">
      <style:text-properties officeooo:rsid="03898e7c"/>
    </style:style>
    <style:style style:name="T50" style:family="text">
      <style:text-properties officeooo:rsid="0312e364"/>
    </style:style>
    <style:style style:name="T51" style:family="text">
      <style:text-properties officeooo:rsid="03bb432f"/>
    </style:style>
    <style:style style:name="T52" style:family="text">
      <style:text-properties officeooo:rsid="03bde1ea"/>
    </style:style>
    <style:style style:name="T53" style:family="text">
      <style:text-properties officeooo:rsid="03c5fdc5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officeooo:rsid="03ce0ba2"/>
    </style:style>
    <style:style style:name="T56" style:family="text">
      <style:text-properties officeooo:rsid="03d90b3f"/>
    </style:style>
    <style:style style:name="T57" style:family="text">
      <style:text-properties officeooo:rsid="03e419cf"/>
    </style:style>
    <style:style style:name="T58" style:family="text">
      <style:text-properties officeooo:rsid="03f49e41"/>
    </style:style>
    <style:style style:name="T59" style:family="text">
      <style:text-properties officeooo:rsid="03fffde4"/>
    </style:style>
    <style:style style:name="T60" style:family="text">
      <style:text-properties officeooo:rsid="0400537f"/>
    </style:style>
    <style:style style:name="T61" style:family="text">
      <style:text-properties officeooo:rsid="04015141"/>
    </style:style>
    <style:style style:name="T62" style:family="text">
      <style:text-properties fo:color="#000000"/>
    </style:style>
    <style:style style:name="T63" style:family="text">
      <style:text-properties fo:color="#000000" officeooo:rsid="040429e5"/>
    </style:style>
    <style:style style:name="T64" style:family="text">
      <style:text-properties fo:color="#000000" officeooo:rsid="0404ee0e"/>
    </style:style>
    <style:style style:name="T65" style:family="text">
      <style:text-properties fo:color="#000000" fo:font-weight="bold" style:font-weight-asian="bold" style:font-weight-complex="bold"/>
    </style:style>
    <style:style style:name="T66" style:family="text">
      <style:text-properties fo:color="#000000" fo:font-weight="bold" officeooo:rsid="040667a6" style:font-weight-asian="bold" style:font-weight-complex="bold"/>
    </style:style>
    <style:style style:name="T67" style:family="text">
      <style:text-properties fo:color="#000000" fo:font-weight="bold" officeooo:rsid="0404ee0e" style:font-weight-asian="bold" style:font-weight-complex="bold"/>
    </style:style>
    <style:style style:name="T68" style:family="text">
      <style:text-properties fo:color="#000000" fo:font-weight="bold" officeooo:rsid="040429e5" style:font-weight-asian="bold" style:font-weight-complex="bold"/>
    </style:style>
    <style:style style:name="T69" style:family="text">
      <style:text-properties fo:color="#000000" fo:font-weight="bold" officeooo:rsid="04108334" style:font-weight-asian="bold" style:font-weight-complex="bold"/>
    </style:style>
    <style:style style:name="T70" style:family="text">
      <style:text-properties fo:color="#000000" fo:font-weight="bold" officeooo:rsid="0411764f" style:font-weight-asian="bold" style:font-weight-complex="bold"/>
    </style:style>
    <style:style style:name="T71" style:family="text">
      <style:text-properties fo:color="#000000" fo:font-weight="normal" style:font-weight-asian="normal" style:font-weight-complex="normal"/>
    </style:style>
    <style:style style:name="T72" style:family="text">
      <style:text-properties fo:color="#000000" officeooo:rsid="04133e7f"/>
    </style:style>
    <style:style style:name="T73" style:family="text">
      <style:text-properties officeooo:rsid="0414117b"/>
    </style:style>
    <style:style style:name="T74" style:family="text">
      <style:text-properties officeooo:rsid="002d4cf0"/>
    </style:style>
    <style:style style:name="T75" style:family="text">
      <style:text-properties officeooo:rsid="002f4af5"/>
    </style:style>
    <style:style style:name="T76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1"><text:bookmark text:name="firstHeading"/><text:span text:style-name="T26">Python</text:span><text:span text:style-name="T16">/C2/</text:span><text:span text:style-name="T27">Least Square Fit</text:span><text:span text:style-name="T16">/English</text:span></text:h>
      <text:p text:style-name="P78"/>
      <text:section text:style-name="Sect1" text:name="bodyContent">
        <text:p text:style-name="P81"/>
        <text:section text:style-name="Sect1" text:name="contentSub">
          <text:p text:style-name="P81"><text:s/></text:p>
        </text:section>
      </text:section>
      <text:section text:style-name="Sect2" text:name="mw-content-text">
        <text:p text:style-name="P79"><text:span text:style-name="T1">Title of script</text:span>: <text:span text:style-name="T3">Least Square Fit</text:span></text:p>
        <text:p text:style-name="P80">Author: <text:span text:style-name="T40">Aditya Palaparthy</text:span></text:p>
        <text:p text:style-name="P81"><text:span text:style-name="T34">Keywords: </text:span><text:span text:style-name="T35">Python</text:span><text:span text:style-name="T34">, </text:span><text:span text:style-name="T35">IPython,</text:span><text:span text:style-name="T33"> </text:span><text:span text:style-name="T36">lstsq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1">Visual Cue</text:p>
            </table:table-cell>
            <table:table-cell table:style-name="Table1.A1" office:value-type="string">
              <text:p text:style-name="P51">Narration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Text_20_body">containing title, name of the production team along with the logo of MHRD </text:p>
            </table:table-cell>
            <table:table-cell table:style-name="Table1.A1" office:value-type="string">
              <text:p text:style-name="P62"><text:span text:style-name="T17">Hello Friends. </text:span>Welcome to the tutorial on "<text:span text:style-name="T21">Least Square Fit</text:span>". </text:p>
            </table:table-cell>
          </table:table-row>
          <table:table-row>
            <table:table-cell table:style-name="Table1.A1" office:value-type="string">
              <text:p text:style-name="P2">Show Slide </text:p>
              <text:p text:style-name="P2"><text:span text:style-name="T44">O</text:span>bjectives </text:p>
              <text:p text:style-name="P52"/>
            </table:table-cell>
            <table:table-cell table:style-name="Table1.A1" office:value-type="string">
              <text:p text:style-name="P1">At the end of this tutorial, you will be able to, </text:p>
              <text:p text:style-name="P1"/>
              <text:list xml:id="list7945025307945775785" text:style-name="L1">
                <text:list-item>
                  <text:p text:style-name="P128"><text:span text:style-name="T28">Generate the </text:span><text:span text:style-name="T2">least square fit </text:span><text:span text:style-name="T28">line for a given set of </text:span><text:span text:style-name="T2">points 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2">Show Slide </text:p>
              <text:p text:style-name="P52">System <text:span text:style-name="T73">Specifications</text:span> </text:p>
            </table:table-cell>
            <table:table-cell table:style-name="Table1.A4" office:value-type="string">
              <text:p text:style-name="P52">To record this tutorial, I am using </text:p>
              <text:list xml:id="list3626573464607787280" text:style-name="L2">
                <text:list-item>
                  <text:p text:style-name="P121"><text:span text:style-name="T18">Ubuntu Linux 14.04</text:span><text:span text:style-name="T17"> operating system</text:span></text:p>
                </text:list-item>
                <text:list-item>
                  <text:p text:style-name="P122"><text:span text:style-name="T32">Python</text:span> 2.7.6</text:p>
                </text:list-item>
                <text:list-item>
                  <text:p text:style-name="P121"><text:span text:style-name="T20">IPython</text:span><text:span text:style-name="T18"> </text:span><text:span text:style-name="T19">4</text:span><text:span text:style-name="T18">.0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53">Show Slide </text:p>
              <text:p text:style-name="P55">Pre-<text:span text:style-name="T49">r</text:span>equisites</text:p>
            </table:table-cell>
            <table:table-cell table:style-name="Table1.A5" office:value-type="string">
              <text:p text:style-name="P76">To <text:span text:style-name="T47">practise</text:span> this tutorial, <text:span text:style-name="T48">you </text:span>should know how to </text:p>
              <text:list xml:id="list647659818632818510" text:style-name="L3">
                <text:list-item>
                  <text:p text:style-name="P119">use <text:span text:style-name="T2">plot</text:span> interactively</text:p>
                </text:list-item>
                <text:list-item>
                  <text:p text:style-name="P119"><text:span text:style-name="T2">load</text:span> <text:span text:style-name="T2">data</text:span> from <text:span text:style-name="T2">files</text:span> </text:p>
                </text:list-item>
                <text:list-item>
                  <text:p text:style-name="P120"><text:span text:style-name="T10">use </text:span><text:span text:style-name="T2">arrays</text:span> <text:span text:style-name="T58">and </text:span><text:span text:style-name="T9">matrices</text:span></text:p>
                </text:list-item>
              </text:list>
              <text:p text:style-name="P77"/>
              <text:p text:style-name="P75">If not, <text:span text:style-name="T46">see the pre-requisite</text:span> <text:span text:style-name="T2">Python </text:span>tutorials <text:span text:style-name="T46">on </text:span>this website.</text:p>
            </table:table-cell>
          </table:table-row>
          <table:table-row table:style-name="Table1.5">
            <table:table-cell table:style-name="Table1.A5" office:value-type="string">
              <text:p text:style-name="P54"/>
            </table:table-cell>
            <table:table-cell table:style-name="Table1.A5" office:value-type="string">
              <text:p text:style-name="P20">Before beginning this tutorial</text:p>
              <text:p text:style-name="P20"/>
              <text:p text:style-name="P20">Please download the file<text:span text:style-name="T2"> </text:span><text:span text:style-name="T4">pendulum</text:span><text:span text:style-name="T2">.txt </text:span>from <text:span text:style-name="T56">Spoken tutorial website.</text:span></text:p>
            </table:table-cell>
          </table:table-row>
          <table:table-row table:style-name="Table1.5">
            <table:table-cell table:style-name="Table1.A5" office:value-type="string">
              <text:p text:style-name="P54">Show Slide </text:p>
              <text:p text:style-name="P56"/>
              <text:p text:style-name="P57">Exercise 1</text:p>
            </table:table-cell>
            <table:table-cell table:style-name="Table1.A5" office:value-type="string">
              <text:p text:style-name="P50">Let us start this tutorial with the help of an example. </text:p>
              <text:p text:style-name="P41"/>
              <text:p text:style-name="P24"><text:span text:style-name="T31">Generate a least square fit line for</text:span><text:span text:style-name="T14"> </text:span><text:span text:style-name="T15">L</text:span><text:span text:style-name="T14"> </text:span><text:span text:style-name="T31">v/s </text:span><text:span text:style-name="T14">t^2</text:span><text:span text:style-name="T31"> using the data in the file '</text:span><text:span text:style-name="T14">pendulum.txt</text:span><text:span text:style-name="T31">'. </text:span></text:p>
            </table:table-cell>
          </table:table-row>
          <text:soft-page-break/>
          <table:table-row table:style-name="Table1.5">
            <table:table-cell table:style-name="Table1.A5" office:value-type="string">
              <text:p text:style-name="P54">Open the file 'pendulum.txt' and show </text:p>
            </table:table-cell>
            <table:table-cell table:style-name="Table1.A5" office:value-type="string">
              <text:p text:style-name="P24">We have an input <text:span text:style-name="T2">file</text:span> generated from a simple <text:span text:style-name="T2">pendulum</text:span> <text:span text:style-name="T2">experiment</text:span>. </text:p>
              <text:p text:style-name="P86">The first column is the <text:span text:style-name="T2">length</text:span> of the <text:span text:style-name="T2">pendulum.</text:span></text:p>
              <text:p text:style-name="P86"><text:span text:style-name="T51">T</text:span>he second is the corresponding <text:span text:style-name="T2">time</text:span> <text:span text:style-name="T2">period</text:span> of the <text:span text:style-name="T2">pendulum</text:span>. </text:p>
              <text:p text:style-name="P87"><text:span text:style-name="T55">T</text:span>he <text:span text:style-name="T2">square</text:span> of <text:span text:style-name="T2">time</text:span> <text:span text:style-name="T2">period</text:span> is directly <text:span text:style-name="T2">proportional</text:span> to its <text:span text:style-name="T2">length.</text:span></text:p>
              <text:p text:style-name="P87">we shall plot <text:span text:style-name="T11">L</text:span> vs <text:span text:style-name="T2">t^2</text:span> and verify this. </text:p>
              <text:p text:style-name="Text_20_body">To read the input file and <text:span text:style-name="T2">parse</text:span> the <text:span text:style-name="T2">data</text:span>, we are going to use the <text:span text:style-name="T2">loadtxt</text:span> <text:span text:style-name="T2">function</text:span>. </text:p>
            </table:table-cell>
          </table:table-row>
          <table:table-row table:style-name="Table1.5">
            <table:table-cell table:style-name="Table1.A5" office:value-type="string">
              <text:p text:style-name="P6">[Terminal]</text:p>
              <text:p text:style-name="P43"><text:span text:style-name="T37">ipython --</text:span><text:span text:style-name="T38">pylab</text:span><text:span text:style-name="T2"> </text:span></text:p>
            </table:table-cell>
            <table:table-cell table:style-name="Table1.A5" office:value-type="string">
              <text:p text:style-name="P112">Let us start <text:span text:style-name="T2">ipython</text:span> <text:span text:style-name="T29">with </text:span><text:span text:style-name="T5">pylab.</text:span></text:p>
              <text:p text:style-name="P111"/>
              <text:p text:style-name="P111"><text:span text:style-name="T39">O</text:span>pen the <text:span text:style-name="T2">terminal</text:span> and <text:span text:style-name="T41">T</text:span>ype <text:span text:style-name="T37">ipython --</text:span><text:span text:style-name="T38">pylab</text:span></text:p>
            </table:table-cell>
          </table:table-row>
          <table:table-row table:style-name="Table1.10">
            <table:table-cell table:style-name="Table1.A5" office:value-type="string">
              <text:p text:style-name="P4">[IPython <text:span text:style-name="T52">Console</text:span>]</text:p>
              <text:p text:style-name="P66"/>
              <text:p text:style-name="P70"><text:span text:style-name="T59">L</text:span>, t = loadtxt("pendulum.txt", unpack=True)</text:p>
              <text:p text:style-name="P110">L</text:p>
              <text:p text:style-name="P99">t</text:p>
            </table:table-cell>
            <table:table-cell table:style-name="Table1.A5" office:value-type="string">
              <text:p text:style-name="P83">We have stored “<text:span text:style-name="T2">pendulum.txt</text:span>” in <text:span text:style-name="T8">current working</text:span> <text:span text:style-name="T2">folder</text:span>.</text:p>
              <text:p text:style-name="P82"><text:span text:style-name="T57">Now </text:span>Type </text:p>
              <text:p text:style-name="P67"><text:span text:style-name="T59">L</text:span>, t = loadtxt("pendulum.txt", unpack=True)</text:p>
              <text:p text:style-name="P110">L</text:p>
              <text:p text:style-name="P67">t</text:p>
              <text:p text:style-name="P116"><text:span text:style-name="T22">We can see that</text:span><text:span text:style-name="T20"> l </text:span><text:span text:style-name="T22">and </text:span><text:span text:style-name="T20">t</text:span><text:span text:style-name="T22"> are two sequences containing </text:span><text:span text:style-name="T20">length</text:span><text:span text:style-name="T22"> and </text:span><text:span text:style-name="T20">time</text:span><text:span text:style-name="T22"> values. </text:span></text:p>
            </table:table-cell>
          </table:table-row>
          <table:table-row>
            <table:table-cell table:style-name="Table1.A1" office:value-type="string">
              <text:p text:style-name="P8">[IPython Console]</text:p>
              <text:p text:style-name="P8"/>
              <text:p text:style-name="P28">tsq = t * t </text:p>
              <text:p text:style-name="P99">plot(<text:span text:style-name="T60">L</text:span>, tsq, 'bo')</text:p>
            </table:table-cell>
            <table:table-cell table:style-name="Table1.A1" office:value-type="string">
              <text:p text:style-name="P44">Let us fi<text:span text:style-name="T50">rst </text:span><text:span text:style-name="T7">plot</text:span><text:span text:style-name="T50"> </text:span><text:span text:style-name="T7">l </text:span><text:span text:style-name="T50">vs </text:span><text:span text:style-name="T7">t^2. </text:span></text:p>
              <text:p text:style-name="P44"/>
              <text:p text:style-name="P45">Type</text:p>
              <text:p text:style-name="P33">tsq = t * t </text:p>
              <text:p text:style-name="P72">plot(<text:span text:style-name="T60">L</text:span>, tsq, 'bo')</text:p>
            </table:table-cell>
          </table:table-row>
          <table:table-row>
            <table:table-cell table:style-name="Table1.A5" office:value-type="string">
              <text:p text:style-name="P13">Show plot window and highlight the <text:span text:style-name="T53">graph</text:span></text:p>
            </table:table-cell>
            <table:table-cell table:style-name="Table1.A5" office:value-type="string">
              <text:p text:style-name="P21">We can see that there is a <text:span text:style-name="T2">visible linear trend</text:span>, but we do not get a straight line connecting them. </text:p>
              <text:p text:style-name="P35"><text:span text:style-name="T23">We shall, therefore, generate a </text:span><text:span text:style-name="T24">least</text:span><text:span text:style-name="T23"> </text:span><text:span text:style-name="T24">square fit line</text:span><text:span text:style-name="T23">.</text:span><text:span text:style-name="T30"> </text:span></text:p>
              <text:p text:style-name="P88">We will first generate the two <text:span text:style-name="T2">matrices</text:span> <text:span text:style-name="T2">tsq</text:span> and <text:span text:style-name="T2">A</text:span>. </text:p>
              <text:p text:style-name="P44">Then we will use the <text:span text:style-name="Teletype"><text:span text:style-name="T54">lstsq</text:span></text:span> <text:span text:style-name="T2">function</text:span> to find the values of <text:span text:style-name="T2">m</text:span> and <text:span text:style-name="T2">c</text:span>. </text:p>
            </table:table-cell>
          </table:table-row>
          <table:table-row>
            <table:table-cell table:style-name="Table1.A5" office:value-type="string">
              <text:p text:style-name="P60">Show Slide</text:p>
              <text:p text:style-name="P60"/>
              <text:p text:style-name="P60">Matrix Formulation</text:p>
            </table:table-cell>
            <table:table-cell table:style-name="Table1.A5" office:value-type="string">
              <text:p text:style-name="P3"><text:span text:style-name="T71">We need to </text:span><text:span text:style-name="T68">fi</text:span><text:span text:style-name="T65">t</text:span><text:span text:style-name="T71"> a </text:span><text:span text:style-name="T65">line</text:span><text:span text:style-name="T71"> through </text:span><text:span text:style-name="T65">points</text:span><text:span text:style-name="T62"> for the </text:span><text:span text:style-name="T65">equation</text:span></text:p>
              <text:p text:style-name="P118"><text:span text:style-name="T62">T</text:span><text:span text:style-name="T63">^</text:span><text:span text:style-name="T62">2 = m * L + c</text:span></text:p>
              <text:p text:style-name="P117"><text:span text:style-name="T62">In matrix form, the equation can </text:span><text:span text:style-name="T71">be represented as </text:span><text:span text:style-name="T65">Tsq = A p</text:span><text:span text:style-name="T71">,</text:span></text:p>
              <text:p text:style-name="P42">where </text:p>
              <text:p text:style-name="P17"><text:span text:style-name="T65">Tsq</text:span><text:span text:style-name="T62"> is </text:span><text:span text:style-name="T72">a </text:span><text:span text:style-name="T62">matrix </text:span><text:span text:style-name="T65">[</text:span><text:span text:style-name="T66">T1^2,</text:span><text:span text:style-name="T70">]</text:span></text:p>
              <text:p text:style-name="P17"><text:span text:style-name="T66"><text:s text:c="22"/></text:span><text:span text:style-name="T70">[</text:span><text:span text:style-name="T66">T2^2,</text:span><text:span text:style-name="T70">]</text:span></text:p>
              <text:p text:style-name="P17"><text:span text:style-name="T70"><text:s text:c="22"/>[</text:span><text:span text:style-name="T66">.........,</text:span><text:span text:style-name="T70">]</text:span></text:p>
              <text:p text:style-name="P17"><text:span text:style-name="T70"><text:s text:c="22"/>[</text:span><text:span text:style-name="T66">TN^2</text:span><text:span text:style-name="T65">]</text:span></text:p>
              <text:p text:style-name="P18"><text:span text:style-name="T65">A </text:span><text:span text:style-name="T62">is </text:span><text:span text:style-name="T72">a </text:span><text:span text:style-name="T64">matrix</text:span><text:span text:style-name="T67">[</text:span><text:span text:style-name="T65">L1 1,</text:span><text:span text:style-name="T69">]</text:span></text:p>
              <text:p text:style-name="P18"><text:span text:style-name="T65"><text:s text:c="18"/></text:span><text:span text:style-name="T69">[</text:span><text:span text:style-name="T65">L2 1,</text:span><text:span text:style-name="T69">]</text:span></text:p>
              <text:p text:style-name="P18"><text:span text:style-name="T65"><text:s text:c="18"/></text:span><text:span text:style-name="T69">[</text:span><text:span text:style-name="T65">........,</text:span><text:span text:style-name="T69">]</text:span></text:p>
              <text:p text:style-name="P18"><text:span text:style-name="T65"><text:s text:c="18"/></text:span><text:span text:style-name="T69">[</text:span><text:span text:style-name="T65">LN 1</text:span><text:span text:style-name="T67">]</text:span></text:p>
            </table:table-cell>
          </table:table-row>
          <table:table-row>
            <table:table-cell table:style-name="Table1.A5" office:value-type="string">
              <text:p text:style-name="P60">Show Slide</text:p>
              <text:p text:style-name="P60"/>
              <text:p text:style-name="P60">Matrix Formulation</text:p>
            </table:table-cell>
            <table:table-cell table:style-name="Table1.A5" office:value-type="string">
              <text:p text:style-name="P19">And <text:span text:style-name="T2">p</text:span> is <text:span text:style-name="T2">[m c]</text:span></text:p>
              <text:p text:style-name="P19"/>
              <text:p text:style-name="P19">we need to find <text:span text:style-name="T2">p</text:span> to plot the line. </text:p>
            </table:table-cell>
          </table:table-row>
          <text:soft-page-break/>
          <table:table-row>
            <table:table-cell table:style-name="Table1.A5" office:value-type="string">
              <text:p text:style-name="P59"/>
              <text:p text:style-name="P59">[IPython Console]</text:p>
              <text:p text:style-name="P59"/>
              <text:p text:style-name="P68">inter_mat = array((<text:span text:style-name="T61">L</text:span>, ones_like(<text:span text:style-name="T61">L</text:span>)))</text:p>
              <text:p text:style-name="P99">inter_mat</text:p>
              <text:p text:style-name="P61"><text:s/></text:p>
            </table:table-cell>
            <table:table-cell table:style-name="Table1.A5" office:value-type="string">
              <text:p text:style-name="P46"><text:span text:style-name="T45">let us now generate the </text:span><text:span text:style-name="T6">A</text:span><text:span text:style-name="T45"> </text:span><text:span text:style-name="T6">matrix</text:span><text:span text:style-name="T45"> with </text:span><text:span text:style-name="T13">L</text:span><text:span text:style-name="T45"> values. </text:span></text:p>
              <text:p text:style-name="P46"><text:span text:style-name="T45">We shall generate a </text:span><text:span text:style-name="T6">matrix</text:span><text:span text:style-name="T45"> with the first </text:span><text:span text:style-name="T6">row</text:span><text:span text:style-name="T45"> as </text:span><text:span text:style-name="T13">L</text:span><text:span text:style-name="T45"> values and the second </text:span><text:span text:style-name="T6">row</text:span><text:span text:style-name="T45"> as ones. </text:span></text:p>
              <text:p text:style-name="P47">Then take the transpose of it.</text:p>
              <text:p text:style-name="P47"/>
              <text:p text:style-name="P48">Type</text:p>
              <text:p text:style-name="P69">inter_mat = array((<text:span text:style-name="T61">L</text:span>, ones_like(<text:span text:style-name="T61">L</text:span>)))</text:p>
              <text:p text:style-name="P49"><text:span text:style-name="T6">inter_mat</text:span><text:span text:style-name="T45"> </text:span></text:p>
            </table:table-cell>
          </table:table-row>
          <table:table-row>
            <table:table-cell table:style-name="Table1.A4" office:value-type="string">
              <text:p text:style-name="P9">[IPython Console]</text:p>
              <text:p text:style-name="P9"/>
              <text:p text:style-name="P29">A = inter_mat.T </text:p>
              <text:p text:style-name="P99">A</text:p>
            </table:table-cell>
            <table:table-cell table:style-name="Table1.A4" office:value-type="string">
              <text:p text:style-name="P63">We see that we have intermediate matrix. Now we need the transpose. Type </text:p>
              <text:p text:style-name="P30">A = inter_mat.T </text:p>
              <text:p text:style-name="P73">A</text:p>
            </table:table-cell>
          </table:table-row>
          <table:table-row>
            <table:table-cell table:style-name="Table1.A4" office:value-type="string">
              <text:p text:style-name="P5">[IPython Console]</text:p>
              <text:p text:style-name="P5"/>
              <text:p text:style-name="P113">result = lstsq(A, tsq) </text:p>
              <text:p text:style-name="P115">result</text:p>
            </table:table-cell>
            <table:table-cell table:style-name="Table1.A4" office:value-type="string">
              <text:p text:style-name="P85">Now we have both the <text:span text:style-name="T2">matrices</text:span> <text:span text:style-name="T2">A</text:span> and <text:span text:style-name="T2">tsq</text:span>. </text:p>
              <text:p text:style-name="P85">We only need to use the <text:span text:style-name="Teletype"><text:span text:style-name="T2">lstsq</text:span></text:span> </text:p>
              <text:p text:style-name="P84">Type </text:p>
              <text:p text:style-name="P114">result = lstsq(A, tsq) </text:p>
              <text:p text:style-name="P115">result</text:p>
              <text:p text:style-name="P14">The <text:span text:style-name="T2">result</text:span> is a sequence of <text:span text:style-name="T2">values</text:span>. </text:p>
            </table:table-cell>
          </table:table-row>
          <table:table-row>
            <table:table-cell table:style-name="Table1.A4" office:value-type="string">
              <text:p text:style-name="P64">[IPython Console]</text:p>
              <text:p text:style-name="P27">m, c = result[0] </text:p>
              <text:p text:style-name="P106">m</text:p>
              <text:p text:style-name="P98">c</text:p>
            </table:table-cell>
            <table:table-cell table:style-name="Table1.A4" office:value-type="string">
              <text:p text:style-name="P15">Now we will store result of index 0 in <text:span text:style-name="T2">m</text:span> and <text:span text:style-name="T2">c</text:span> respectively.</text:p>
              <text:p text:style-name="P16">Type</text:p>
              <text:p text:style-name="P37">m, c = result[0] </text:p>
              <text:p text:style-name="P107">m</text:p>
              <text:p text:style-name="P36">c</text:p>
              <text:p text:style-name="P38"><text:span text:style-name="T17">we can see the values for </text:span><text:span text:style-name="T20">m</text:span><text:span text:style-name="T17"> and </text:span><text:span text:style-name="T20">c</text:span>.</text:p>
            </table:table-cell>
          </table:table-row>
          <table:table-row>
            <table:table-cell table:style-name="Table1.A4" office:value-type="string">
              <text:p text:style-name="P22"/>
              <text:p text:style-name="P65">[IPython Console]</text:p>
              <text:p text:style-name="P34"/>
              <text:p text:style-name="P31">tsq_fit = m * <text:span text:style-name="T61">L</text:span> + c </text:p>
              <text:p text:style-name="P108">plot(<text:span text:style-name="T61">L</text:span>, tsq, 'bo')</text:p>
              <text:p text:style-name="P97">plot(<text:span text:style-name="T61">L</text:span>, tsq_fit, 'r')</text:p>
              <text:p text:style-name="P40"/>
            </table:table-cell>
            <table:table-cell table:style-name="Table1.A4" office:value-type="string">
              <text:p text:style-name="P12">Now that we have <text:span text:style-name="T2">m</text:span> and <text:span text:style-name="T2">c</text:span>, we need to generate the fitted values of <text:span text:style-name="T2">t^2</text:span>.</text:p>
              <text:p text:style-name="P12"/>
              <text:p text:style-name="P11">Type </text:p>
              <text:p text:style-name="P32">tsq_fit = m * <text:span text:style-name="T61">L</text:span> + c </text:p>
              <text:p text:style-name="P109">plot(<text:span text:style-name="T61">L</text:span>, tsq, 'bo')</text:p>
              <text:p text:style-name="P71">plot(<text:span text:style-name="T61">L</text:span>, tsq_fit, 'r')</text:p>
            </table:table-cell>
          </table:table-row>
          <table:table-row>
            <table:table-cell table:style-name="Table1.A4" office:value-type="string">
              <text:p text:style-name="P26"/>
              <text:p text:style-name="P10"/>
            </table:table-cell>
            <table:table-cell table:style-name="Table1.A4" office:value-type="string">
              <text:p text:style-name="P25">We get the least square fit of <text:span text:style-name="T12">L</text:span> vs <text:span text:style-name="T2">t^2</text:span>. 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ummary slide </text:p>
              <text:p text:style-name="P1"/>
            </table:table-cell>
            <table:table-cell table:style-name="Table1.A4" office:value-type="string">
              <text:p text:style-name="P39"><text:span text:style-name="T28">This brings us to the end of this tutorial. In this tutorial, we have learnt to,</text:span> </text:p>
              <text:p text:style-name="P39"/>
              <text:list xml:id="list9143197489397834565" text:style-name="L4">
                <text:list-item>
                  <text:p text:style-name="P123">Generate a least square fit using matrices. </text:p>
                </text:list-item>
                <text:list-item text:style-override="L5">
                  <text:p text:style-name="P124">Use the function <text:span text:style-name="Teletype"><text:span text:style-name="T54">lstsq()</text:span></text:span> to generate a least square fit line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">Show Slide</text:p>
              <text:p text:style-name="Text_20_body"><text:span text:style-name="T43">Evaluation</text:span> </text:p>
              <text:p text:style-name="P58"/>
            </table:table-cell>
            <table:table-cell table:style-name="Table1.A4" office:value-type="string">
              <text:p text:style-name="P23">Here are some self assessment questions for you to solve </text:p>
              <text:p text:style-name="P23"/>
              <text:list xml:id="list1223142967006475923" text:style-name="L6">
                <text:list-item>
                  <text:p text:style-name="P129">What does ones_like([1, 2, 3]) produce </text:p>
                  <text:list text:style-name="L7">
                    <text:list-item>
                      <text:p text:style-name="P130">array([1, 1, 1]) </text:p>
                    </text:list-item>
                    <text:list-item>
                      <text:p text:style-name="P130">[1, 1, 1] </text:p>
                    </text:list-item>
                    <text:list-item>
                      <text:p text:style-name="P130">[1.0, 1.0, 1.0] </text:p>
                    </text:list-item>
                    <text:list-item>
                      <text:p text:style-name="P125">Error </text:p>
                    </text:list-item>
                  </text:list>
                </text:list-item>
                <text:list-item text:style-override="L8">
                  <text:p text:style-name="P126"><text:soft-page-break/>The plot of <text:span text:style-name="Teletype">u</text:span> v/s <text:span text:style-name="Teletype">v</text:span> is a bunch of scattered points that show a linear trend. How do you find the least square fit line of <text:span text:style-name="Teletype">u</text:span> vs <text:span text:style-name="Teletype">v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olutions </text:p>
              <text:p text:style-name="P52"/>
            </table:table-cell>
            <table:table-cell table:style-name="Table1.A4" office:value-type="string">
              <text:p text:style-name="P94"><text:span text:style-name="T25">And the answers,</text:span><text:span text:style-name="T37"> </text:span></text:p>
              <text:list xml:id="list8015555265521369171" text:style-name="L9">
                <text:list-item>
                  <text:p text:style-name="P131">The function <text:span text:style-name="Teletype">ones_like([1, 2, 3])</text:span> will generate 'array([1, 1, 1])'. </text:p>
                </text:list-item>
                <text:list-item text:style-override="L10">
                  <text:p text:style-name="P127">The following set of commands will produce the least square fit line of <text:span text:style-name="Teletype">u</text:span> vs <text:span text:style-name="Teletype">v</text:span> </text:p>
                </text:list-item>
              </text:list>
              <text:p text:style-name="Text_20_body">Enumerated list ends without a blank line; unexpected unindent. </text:p>
              <text:p text:style-name="Preformatted_20_Text">A = array(u, ones_like(u)).T</text:p>
              <text:p text:style-name="Preformatted_20_Text">result = lstsq(A, v)</text:p>
              <text:p text:style-name="Preformatted_20_Text">m, c = result[0]</text:p>
              <text:p text:style-name="P96">lst_line = m * u + c</text:p>
            </table:table-cell>
          </table:table-row>
          <table:table-row>
            <table:table-cell table:style-name="Table1.A5" office:value-type="string">
              <text:p text:style-name="P91">Show Slide</text:p>
              <text:p text:style-name="P91">Forum </text:p>
            </table:table-cell>
            <table:table-cell table:style-name="Table1.A5" office:value-type="string">
              <text:p text:style-name="P100">Please post your <text:span text:style-name="T76">timed </text:span>queries <text:span text:style-name="T76">i</text:span>n this forum.</text:p>
            </table:table-cell>
          </table:table-row>
          <table:table-row>
            <table:table-cell table:style-name="Table1.A5" office:value-type="string">
              <text:p text:style-name="P92">Show Slide</text:p>
              <text:p text:style-name="P92"><text:span text:style-name="T42">Fossee </text:span>Forum </text:p>
            </table:table-cell>
            <table:table-cell table:style-name="Table1.A5" office:value-type="string">
              <text:p text:style-name="P101"><text:span text:style-name="T76">Please post your general queries</text:span> <text:span text:style-name="T74">on</text:span> Python <text:span text:style-name="T76">in</text:span> this <text:span text:style-name="T75">forum</text:span>.</text:p>
            </table:table-cell>
          </table:table-row>
          <table:table-row>
            <table:table-cell table:style-name="Table1.A5" office:value-type="string">
              <text:p text:style-name="P91">Show Slide </text:p>
              <text:p text:style-name="P91">Textbook Companion </text:p>
            </table:table-cell>
            <table:table-cell table:style-name="Table1.A5" office:value-type="string">
              <text:p text:style-name="P102">FOSSEE team coordinates <text:span text:style-name="T76">the </text:span>TBC project.</text:p>
            </table:table-cell>
          </table:table-row>
          <table:table-row table:style-name="Table1.27">
            <table:table-cell table:style-name="Table1.A5" office:value-type="string">
              <text:p text:style-name="P91">Show Slide</text:p>
              <text:p text:style-name="P91">Acknowledgement </text:p>
            </table:table-cell>
            <table:table-cell table:style-name="Table1.A5" office:value-type="string">
              <text:p text:style-name="P103">Spoken Tutorial Project is funded by NMEICT, MHRD, Govt. of India.</text:p>
              <text:p text:style-name="P89">For more details, visit this website.</text:p>
            </table:table-cell>
          </table:table-row>
          <table:table-row table:style-name="Table1.27">
            <table:table-cell table:style-name="Table1.A5" office:value-type="string">
              <text:p text:style-name="P93">Show Slide</text:p>
              <text:p text:style-name="P93">Thank You</text:p>
            </table:table-cell>
            <table:table-cell table:style-name="Table1.A5" office:value-type="string">
              <text:p text:style-name="P95"/>
              <text:p text:style-name="P74">This is _________ from IIT Bombay signing off.</text:p>
              <text:p text:style-name="P104">Thank you.</text:p>
              <text:p text:style-name="P101"/>
            </table:table-cell>
          </table:table-row>
        </table:table>
        <text:section text:style-name="Sect1" text:name="ContributionCredits">
          <text:h text:style-name="P90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6:25.737000000</dc:date>
    <meta:editing-duration>P1DT8H36M33S</meta:editing-duration>
    <meta:editing-cycles>1339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4" meta:paragraph-count="170" meta:word-count="900" meta:character-count="4919" meta:non-whitespace-character-count="4011"/>
  </office:meta>
</office:document-meta>
</file>